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rsid="0006eb1f" officeooo:paragraph-rsid="0006eb1f" style:font-size-asian="14pt" style:font-weight-asian="bold" style:font-size-complex="14pt" style:font-weight-complex="bold"/>
    </style:style>
    <style:style style:name="P3" style:family="paragraph" style:parent-style-name="Standard">
      <style:text-properties fo:font-size="14pt" fo:font-weight="bold" officeooo:rsid="00076dd8" officeooo:paragraph-rsid="00076dd8" style:font-size-asian="14pt" style:font-weight-asian="bold" style:font-size-complex="14pt" style:font-weight-complex="bold"/>
    </style:style>
    <style:style style:name="P4" style:family="paragraph" style:parent-style-name="Standard">
      <style:text-properties fo:font-size="14pt" fo:font-weight="bold" officeooo:rsid="000cc904" officeooo:paragraph-rsid="000cc904" style:font-size-asian="14pt" style:font-weight-asian="bold" style:font-size-complex="14pt" style:font-weight-complex="bold"/>
    </style:style>
    <style:style style:name="P5" style:family="paragraph" style:parent-style-name="Standard">
      <style:text-properties fo:font-size="14pt" fo:font-weight="bold" officeooo:rsid="00238a6a" officeooo:paragraph-rsid="00238a6a" style:font-size-asian="14pt" style:font-weight-asian="bold" style:font-size-complex="14pt" style:font-weight-complex="bold"/>
    </style:style>
    <style:style style:name="P6" style:family="paragraph" style:parent-style-name="Standard">
      <style:text-properties officeooo:paragraph-rsid="0006eb1f"/>
    </style:style>
    <style:style style:name="P7" style:family="paragraph" style:parent-style-name="Standard">
      <style:text-properties fo:font-size="12pt" fo:font-weight="normal" officeooo:rsid="00076dd8" officeooo:paragraph-rsid="00076dd8" style:font-size-asian="12pt" style:font-weight-asian="normal" style:font-size-complex="12pt" style:font-weight-complex="normal"/>
    </style:style>
    <style:style style:name="P8" style:family="paragraph" style:parent-style-name="Standard">
      <style:text-properties fo:font-size="12pt" fo:font-weight="normal" officeooo:rsid="00238a6a" officeooo:paragraph-rsid="00238a6a" style:font-size-asian="12pt" style:font-weight-asian="normal" style:font-size-complex="12pt" style:font-weight-complex="normal"/>
    </style:style>
    <style:style style:name="P9" style:family="paragraph" style:parent-style-name="Standard">
      <style:text-properties fo:font-size="12pt" fo:font-weight="normal" officeooo:rsid="000cc904" officeooo:paragraph-rsid="000cc904" style:font-size-asian="10.5pt" style:font-weight-asian="normal" style:font-size-complex="12pt" style:font-weight-complex="normal"/>
    </style:style>
    <style:style style:name="P10" style:family="paragraph" style:parent-style-name="Standard">
      <style:text-properties fo:font-size="12pt" fo:font-weight="normal" officeooo:rsid="000f27a1" officeooo:paragraph-rsid="000f27a1" style:font-size-asian="10.5pt" style:font-weight-asian="normal" style:font-size-complex="12pt" style:font-weight-complex="normal"/>
    </style:style>
    <style:style style:name="P11" style:family="paragraph" style:parent-style-name="Standard">
      <style:text-properties fo:font-size="12pt" fo:font-weight="normal" officeooo:rsid="001408be" officeooo:paragraph-rsid="001408be" style:font-size-asian="10.5pt" style:font-weight-asian="normal" style:font-size-complex="12pt" style:font-weight-complex="normal"/>
    </style:style>
    <style:style style:name="P12" style:family="paragraph" style:parent-style-name="Standard">
      <style:text-properties fo:font-size="12pt" fo:font-weight="normal" officeooo:rsid="0016908a" officeooo:paragraph-rsid="0016908a" style:font-size-asian="10.5pt" style:font-weight-asian="normal" style:font-size-complex="12pt" style:font-weight-complex="normal"/>
    </style:style>
    <style:style style:name="P13" style:family="paragraph" style:parent-style-name="Standard">
      <style:text-properties fo:font-size="12pt" fo:font-weight="normal" officeooo:rsid="0016908a" officeooo:paragraph-rsid="001f358c" style:font-size-asian="10.5pt" style:font-weight-asian="normal" style:font-size-complex="12pt" style:font-weight-complex="normal"/>
    </style:style>
    <style:style style:name="P14" style:family="paragraph" style:parent-style-name="Standard">
      <style:text-properties fo:font-size="12pt" fo:font-weight="normal" officeooo:paragraph-rsid="001fa277"/>
    </style:style>
    <style:style style:name="P15" style:family="paragraph" style:parent-style-name="Standard">
      <style:text-properties fo:font-size="12pt" fo:font-weight="normal" officeooo:rsid="00238a6a" officeooo:paragraph-rsid="00238a6a" style:font-weight-asian="normal" style:font-weight-complex="normal"/>
    </style:style>
    <style:style style:name="P16" style:family="paragraph" style:parent-style-name="Standard">
      <style:text-properties fo:font-size="12pt" fo:font-weight="normal" officeooo:paragraph-rsid="0022f4e6"/>
    </style:style>
    <style:style style:name="P17" style:family="paragraph" style:parent-style-name="Standard">
      <style:text-properties fo:font-size="12pt" fo:font-weight="bold" officeooo:rsid="000cc904" officeooo:paragraph-rsid="000cc904" style:font-size-asian="10.5pt" style:font-weight-asian="bold" style:font-size-complex="12pt" style:font-weight-complex="bold"/>
    </style:style>
    <style:style style:name="P18" style:family="paragraph" style:parent-style-name="Standard">
      <style:text-properties fo:font-size="12pt" fo:font-weight="bold" officeooo:rsid="000edd2b" officeooo:paragraph-rsid="000edd2b" style:font-size-asian="10.5pt" style:font-weight-asian="bold" style:font-size-complex="12pt" style:font-weight-complex="bold"/>
    </style:style>
    <style:style style:name="P19" style:family="paragraph" style:parent-style-name="Standard">
      <style:text-properties fo:font-size="12pt" fo:font-weight="bold" officeooo:rsid="00123c33" officeooo:paragraph-rsid="00123c33" style:font-size-asian="10.5pt" style:font-weight-asian="bold" style:font-size-complex="12pt" style:font-weight-complex="bold"/>
    </style:style>
    <style:style style:name="P20" style:family="paragraph" style:parent-style-name="Standard">
      <style:text-properties fo:font-size="12pt" fo:font-weight="bold" officeooo:rsid="0014ad94" officeooo:paragraph-rsid="0014ad94" style:font-size-asian="10.5pt" style:font-weight-asian="bold" style:font-size-complex="12pt" style:font-weight-complex="bold"/>
    </style:style>
    <style:style style:name="P21" style:family="paragraph" style:parent-style-name="Standard">
      <style:text-properties fo:font-size="12pt" fo:font-weight="bold" officeooo:rsid="001fa277" officeooo:paragraph-rsid="001fa277" style:font-size-asian="10.5pt" style:font-weight-asian="bold" style:font-size-complex="12pt" style:font-weight-complex="bold"/>
    </style:style>
    <style:style style:name="P22" style:family="paragraph" style:parent-style-name="Standard">
      <style:text-properties fo:font-size="12pt" fo:font-weight="bold" officeooo:rsid="00238a6a" officeooo:paragraph-rsid="00238a6a" style:font-weight-asian="bold" style:font-weight-complex="bold"/>
    </style:style>
    <style:style style:name="P23" style:family="paragraph" style:parent-style-name="Standard">
      <style:text-properties fo:font-size="12pt" fo:font-weight="bold" officeooo:rsid="00238a6a" officeooo:paragraph-rsid="00238a6a" style:font-size-asian="12pt" style:font-weight-asian="bold" style:font-size-complex="12pt" style:font-weight-complex="bold"/>
    </style:style>
    <style:style style:name="P24" style:family="paragraph" style:parent-style-name="Standard">
      <style:text-properties fo:font-size="12pt" fo:font-weight="normal" officeooo:rsid="001f358c" officeooo:paragraph-rsid="001f358c" style:font-size-asian="10.5pt" style:font-weight-asian="normal" style:font-size-complex="12pt" style:font-weight-complex="normal"/>
    </style:style>
    <style:style style:name="P25" style:family="paragraph" style:parent-style-name="Standard">
      <style:text-properties fo:font-variant="normal" fo:text-transform="none" fo:color="#202124" loext:opacity="100%" style:font-name="Liberation Serif" fo:font-size="12pt" fo:letter-spacing="normal" fo:font-style="normal" fo:font-weight="normal" officeooo:rsid="0021853a" officeooo:paragraph-rsid="001fa277"/>
    </style:style>
    <style:style style:name="P26" style:family="paragraph" style:parent-style-name="Standard">
      <style:text-properties fo:font-variant="normal" fo:text-transform="none" fo:color="#202124" loext:opacity="100%" style:font-name="Liberation Serif" fo:font-size="12pt" fo:letter-spacing="normal" fo:font-style="normal" fo:font-weight="normal" officeooo:rsid="0022f4e6" officeooo:paragraph-rsid="0022f4e6" style:font-weight-asian="normal" style:font-weight-complex="normal"/>
    </style:style>
    <style:style style:name="P27" style:family="paragraph" style:parent-style-name="Standard">
      <style:text-properties fo:font-variant="normal" fo:text-transform="none" fo:color="#202124" loext:opacity="100%" style:font-name="Liberation Serif" fo:font-size="12pt" fo:letter-spacing="normal" fo:font-style="normal" fo:font-weight="bold" officeooo:rsid="0021853a" officeooo:paragraph-rsid="0021853a" style:font-weight-asian="bold" style:font-weight-complex="bold"/>
    </style:style>
    <style:style style:name="P28" style:family="paragraph" style:parent-style-name="Standard">
      <style:text-properties fo:font-variant="normal" fo:text-transform="none" fo:color="#202124" loext:opacity="100%" style:font-name="Liberation Serif" fo:font-size="12pt" fo:letter-spacing="normal" fo:font-style="normal" fo:font-weight="bold" officeooo:rsid="0022f4e6" officeooo:paragraph-rsid="0022f4e6" style:font-weight-asian="bold" style:font-weight-complex="bold"/>
    </style:style>
    <style:style style:name="T1" style:family="text">
      <style:text-properties fo:font-size="12pt" fo:font-weight="normal" officeooo:rsid="0006eb1f" style:font-size-asian="10.5pt" style:font-weight-asian="normal" style:font-size-complex="12pt" style:font-weight-complex="normal"/>
    </style:style>
    <style:style style:name="T2" style:family="text">
      <style:text-properties fo:font-size="12pt" fo:font-weight="normal" officeooo:rsid="00076dd8" style:font-size-asian="10.5pt" style:font-weight-asian="normal" style:font-size-complex="12pt" style:font-weight-complex="normal"/>
    </style:style>
    <style:style style:name="T3" style:family="text">
      <style:text-properties fo:font-size="12pt" fo:font-weight="normal" officeooo:rsid="000abdc6" style:font-size-asian="10.5pt" style:font-weight-asian="normal" style:font-size-complex="12pt" style:font-weight-complex="normal"/>
    </style:style>
    <style:style style:name="T4" style:family="text">
      <style:text-properties officeooo:rsid="00076dd8"/>
    </style:style>
    <style:style style:name="T5" style:family="text">
      <style:text-properties officeooo:rsid="0008c06f"/>
    </style:style>
    <style:style style:name="T6" style:family="text">
      <style:text-properties officeooo:rsid="000abdc6"/>
    </style:style>
    <style:style style:name="T7" style:family="text">
      <style:text-properties officeooo:rsid="000e4c9c"/>
    </style:style>
    <style:style style:name="T8" style:family="text">
      <style:text-properties officeooo:rsid="000edd2b"/>
    </style:style>
    <style:style style:name="T9" style:family="text">
      <style:text-properties officeooo:rsid="00107bcd"/>
    </style:style>
    <style:style style:name="T10" style:family="text">
      <style:text-properties officeooo:rsid="00123c33"/>
    </style:style>
    <style:style style:name="T11" style:family="text">
      <style:text-properties officeooo:rsid="0014ad94"/>
    </style:style>
    <style:style style:name="T12" style:family="text">
      <style:text-properties fo:font-style="italic" style:font-style-asian="italic" style:font-style-complex="italic"/>
    </style:style>
    <style:style style:name="T13" style:family="text">
      <style:text-properties officeooo:rsid="00182203"/>
    </style:style>
    <style:style style:name="T14" style:family="text">
      <style:text-properties officeooo:rsid="001c1181"/>
    </style:style>
    <style:style style:name="T15" style:family="text">
      <style:text-properties officeooo:rsid="001d8db9"/>
    </style:style>
    <style:style style:name="T16" style:family="text">
      <style:text-properties officeooo:rsid="001dd470"/>
    </style:style>
    <style:style style:name="T17" style:family="text">
      <style:text-properties officeooo:rsid="001f358c"/>
    </style:style>
    <style:style style:name="T18" style:family="text">
      <style:text-properties fo:font-variant="normal" fo:text-transform="none" fo:color="#202124" loext:opacity="100%" style:font-name="Liberation Serif" fo:letter-spacing="normal" fo:font-style="normal"/>
    </style:style>
    <style:style style:name="T19" style:family="text">
      <style:text-properties fo:font-variant="normal" fo:text-transform="none" fo:color="#202124" loext:opacity="100%" style:font-name="Liberation Serif" fo:letter-spacing="normal" fo:font-style="normal" officeooo:rsid="0021853a"/>
    </style:style>
    <style:style style:name="T20" style:family="text">
      <style:text-properties fo:font-variant="normal" fo:text-transform="none" fo:color="#202124" loext:opacity="100%" style:font-name="Liberation Serif" fo:letter-spacing="normal" fo:font-style="normal" officeooo:rsid="0022f4e6" style:font-weight-asian="normal" style:font-weight-complex="normal"/>
    </style:style>
    <style:style style:name="T21" style:family="text">
      <style:text-properties fo:font-variant="normal" fo:text-transform="none" fo:color="#202124" loext:opacity="100%" style:font-name="Liberation Serif" fo:letter-spacing="normal" fo:font-style="italic" officeooo:rsid="0022f4e6" style:font-style-asian="italic" style:font-weight-asian="normal" style:font-style-complex="italic" style:font-weight-complex="normal"/>
    </style:style>
    <style:style style:name="T22" style:family="text">
      <style:text-properties fo:font-variant="normal" fo:text-transform="none" fo:color="#202124" loext:opacity="100%" style:font-name="Liberation Serif" fo:letter-spacing="normal" fo:font-style="italic" style:font-style-asian="italic" style:font-style-complex="italic"/>
    </style:style>
    <style:style style:name="T23" style:family="text">
      <style:text-properties officeooo:rsid="001fa277" style:font-size-asian="10.5pt" style:font-weight-asian="normal" style:font-size-complex="12pt" style:font-weight-complex="normal"/>
    </style:style>
    <style:style style:name="T24" style:family="text">
      <style:text-properties officeooo:rsid="0021853a"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urrent Programming: Falling Words</text:p>
      <text:p text:style-name="P1"/>
      <text:p text:style-name="P2">Introduction</text:p>
      <text:p text:style-name="P6"><text:span text:style-name="T2">In this </text:span><text:span text:style-name="T3">experiment</text:span><text:span text:style-name="T1"> </text:span><text:span text:style-name="T2">it was asked</text:span><text:span text:style-name="T1"> to </text:span>design a multithreaded Java program, ensuring both thread safety and sufficient concurrency for it to work well. <text:span text:style-name="T4">This can be done by two methods which is to extend </text:span><text:span text:style-name="T5">T</text:span><text:span text:style-name="T4">hread class or implementing runnable interface. </text:span><text:span text:style-name="T5">Which raises the question, which one is better? And as always, it depends. When the Thread class is extended, other classes can not be extended since Java does not allow multiple inheritance. When a Runnable interface is implemented, other interfaces can still be implemented which which gives you a room to implement other class. </text:span></text:p>
      <text:p text:style-name="P3">Aim</text:p>
      <text:p text:style-name="P7">The purpose of this <text:span text:style-name="T6">experiment </text:span>was to use a word typing game in order to explore multi-threading in <text:span text:style-name="T6">J</text:span>ava as well as ensuring thread safety with sufficient concurrency in order for the game to run correctly.</text:p>
      <text:p text:style-name="P7"/>
      <text:p text:style-name="P4">Method </text:p>
      <text:p text:style-name="P4"/>
      <text:p text:style-name="P17">WordDictionary class</text:p>
      <text:p text:style-name="P17"/>
      <text:p text:style-name="P9">The wordDictionary class was not changed from the original class that was given in a skeleton code. <text:span text:style-name="T7">This class is responsible for storing words in an array that will help to fill the falling words when the program is executed. This class contains a getNewWord method wich is used to get random words that will fall on the screen, </text:span><text:span text:style-name="T8">however, </text:span><text:span text:style-name="T7">this method is synchronized to avoid race conditions </text:span><text:span text:style-name="T8">since threads can load one word at the same time.</text:span></text:p>
      <text:p text:style-name="P9"/>
      <text:p text:style-name="P18">WordRecord class</text:p>
      <text:p text:style-name="P18"/>
      <text:p text:style-name="P10">This class has been changed again, this class plays a very important role in this program. This class is responsible for monitoring dropping words, it checks if the word has dropp<text:span text:style-name="T9">ed and implements a dropped method, </text:span><text:span text:style-name="T10">reset words method and get speed methods.</text:span></text:p>
      <text:p text:style-name="P10"/>
      <text:p text:style-name="P19">Score class</text:p>
      <text:p text:style-name="P11">score class has methods and variables that keeps track on the number of missed words and it has the method missedWords which increments missed words. This class also has a method that keep track of the number of caught words and this done by the method by the name caughtWord. It also has the getTotal method that calculate the total words that has fallen by adding missed words and words that has been caught. <text:span text:style-name="T11">Lastly, there is</text:span> a resetScore method which is setting caught words, missed words and gameScore to zero.</text:p>
      <text:p text:style-name="P19"/>
      <text:p text:style-name="P20">WordPanel class</text:p>
      <text:p text:style-name="P13">WordPanel class extends Jpanel class which implements Runnable. This class is mainly responsible for <text:s/>the GUI of the App. The variable timer was initialised in this class on top of the given variables which are noWords, maxY and Words. <text:span text:style-name="T12">Words </text:span>is an array that stores the selected words that will be added onto a screen <text:span text:style-name="T13">to fall. There is a method paint components which paints GUI components. The animation code was added in the run method. </text:span><text:span text:style-name="T14">Timer </text:span><text:span text:style-name="T15">object was used to execute all of the timers tasks, sequentially and for repeated execution at regular intervals. </text:span><text:span text:style-name="T16">The thread has to run after every 1000 milli seconds for this code but it can be changed in the timer object. The action listener was added to handle a code that makes the words to fall. In this code there is a for loop which loops through the array </text:span><text:span text:style-name="T17">and drop each word with different speed using a method getSpeed(). </text:span></text:p>
      <text:p text:style-name="P13"/>
      <text:p text:style-name="P13"/>
      <text:p text:style-name="P13"/>
      <text:p text:style-name="P24"><text:soft-page-break/>There is an if statement which checks if the word is drops and if it is dropped it calls a method missedWord() which increment the number of missed words. After the statement the method repaint is called which repaint the GUI. The start timer method is called after the loop, which is responsible for starting the thread. Lastly there is a method stop which stops the timer.</text:p>
      <text:p text:style-name="P12"/>
      <text:p text:style-name="P20"/>
      <text:p text:style-name="P21">WordApp class</text:p>
      <text:p text:style-name="P14"><text:span text:style-name="T23">The wordApp class was adjusted, this class contains the main method. This class is basically responsible for setting up the GUI and updating the labels on the screen. An invokeLater() method was called in this class to </text:span><text:span text:style-name="T24">perfon a task asynchronously in the AWT Event dispatcher thread. </text:span><text:span text:style-name="T18">SwingUtilities. invokeLater() method works like SwingUtilities. invokeAndWait() except that it puts the request on the event queue and returns immediately. </text:span><text:span text:style-name="T19">Static Jlabel object by the name missed was initialised, its static because it has to be shared between all instances of the class. The sychronized void method by the name updatemissed() was implemented to update the number of missed words. </text:span></text:p>
      <text:p text:style-name="P25"/>
      <text:p text:style-name="P27">Buttons</text:p>
      <text:p text:style-name="P28">start button</text:p>
      <text:p text:style-name="P16"><text:span text:style-name="T20">The actionListener was added to the jbutton to handle the start event. In this method, SwingUtilities. InvokeLater() was called to perform this task. This button starts the run() method in the </text:span><text:span text:style-name="T21">WordPanel</text:span><text:span text:style-name="T20"> class .</text:span></text:p>
      <text:p text:style-name="P26"/>
      <text:p text:style-name="P22"><text:span text:style-name="T19">E</text:span><text:span text:style-name="T18">nd button</text:span></text:p>
      <text:p text:style-name="P15"><text:span text:style-name="T18">The </text:span><text:span text:style-name="T22">End</text:span><text:span text:style-name="T18"> button code was added to stop the game when this button is pressed. The stop timer method was called inside the actionListener to stop the </text:span><text:span text:style-name="T22">run() </text:span><text:span text:style-name="T18">methode which is like stoping the threads and reset after stopping the game. There in additional drop box that was added to show final score .</text:span></text:p>
      <text:p text:style-name="P4"/>
      <text:p text:style-name="P23">Quit button</text:p>
      <text:p text:style-name="P8">Quit button was implemented, the action listener was added to the jbutton to handle the quit event. </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5T20:58:24.895309923</meta:creation-date>
    <meta:editing-duration>PT12M13S</meta:editing-duration>
    <meta:editing-cycles>4</meta:editing-cycles>
    <meta:generator>LibreOffice/7.0.5.2$Linux_X86_64 LibreOffice_project/00$Build-2</meta:generator>
    <dc:date>2021-09-06T14:14:50.386759173</dc:date>
    <meta:document-statistic meta:table-count="0" meta:image-count="0" meta:object-count="0" meta:page-count="2" meta:paragraph-count="24" meta:word-count="802" meta:character-count="4706" meta:non-whitespace-character-count="3922"/>
  </office:meta>
</office:document-meta>
</file>